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 style:text-underline-style="none"/>
    </style:style>
    <style:style style:name="T7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4</text:p>
      <text:p text:style-name="P2">Month<text:tab/><text:tab/><text:tab/><text:tab/><text:tab/><text:tab/>July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ourth of July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the 1<text:span text:style-name="T2">st</text:span><text:span text:style-name="T3"> </text:span><text:span text:style-name="T4">Sabbath of the 3 weeks</text:span><text:span text:style-name="T6">, it being also the 4</text:span><text:span text:style-name="T7">th</text:span><text:span text:style-name="T6"> of July/</text:span></text:p>
      <text:p text:style-name="P7"><text:span text:style-name="T6"/></text:p>
      <text:p text:style-name="P6"><text:span text:style-name="T6">When all mankind shall celebrate a day, like this American/ anniversary, Israel will cease to weep. <text:s/>When the air of freedom,/ which blew refreshingly on this new world, shall purify every-/-where the atmosphere tainted by the breath of </text:span><text:span text:style-name="T5">autocracy</text:span><text:span text:style-name="T6"> absolutism and/ priest-craft, the three weeks of mourning for the loss/ of the Jewish polity and for its </text:span><text:span text:style-name="T5">accompanying sorrows</text:span><text:span text:style-name="T6"> subsequent horrors,/ will change into a period of festivity. <text:s/>Religious pro-/-scription will then be unmeaning words, and the ideal/ people, that people who hailed martyrdom as the/ sanctification of principles, will be set nationally high./ <text:s/>Such is the soul-sustaining belief of the worshippers/ of Thy Unity, O God! <text:s/>Therefore grateful emotions now/ pervade</text:span><text:span text:style-name="T5">s</text:span><text:span text:style-name="T6"> our beings. <text:s/>For, on this self-same day/ were cast the germs of a future, pregnant with hap-/-piness to the afflicted. <text:s/>Thou, O Lord! didst pity/ those that hungered after </text:span><text:span text:style-name="T5">liberty</text:span><text:span text:style-name="T6"> independence, and sentest forth/ the great Sower of righteousness. <text:s/>He invited/ all in Thy name to cull of the fruits of his planting; as/ in later times the strong-sinewed worker in the feild[sic!] of/ humanity, was </text:span><text:span text:style-name="T5">commissioned</text:span><text:span text:style-name="T6"> inspired by Thee to hedge it in, against/</text:span></text:p>
      <text:p text:style-name="P6"><text:span text:style-name="T6"/></text:p>
      <text:p text:style-name="P6"><text:span text:style-name="T6">[Page 2]</text:span></text:p>
      <text:p text:style-name="P6"><text:span text:style-name="T6">the incursions of savegeness[sic!]. <text:s/>Washington and Lincoln/ predestined to level the way for the approach of sal-/-vation, we recognize as the ministers of Thy loving-/kindness to </text:span><text:span text:style-name="T5">the</text:span><text:span text:style-name="T6"> a remnant of Judah. <text:s/>Illustrious was/ their existence, and the influence of their immortal deeds/ will reache the uttermost </text:span><text:span text:style-name="T5">parts</text:span><text:span text:style-name="T6"> ends of the earth./</text:span></text:p>
      <text:p text:style-name="P6"><text:soft-page-break/><text:span text:style-name="T6">The shouting for joy, which breaks forth spontaneously/ upon this day of remembrance Thou hast made. <text:s/>O Lord!/ will finally be the death-knell of oppression./ <text:s/>Then Zion will join her younger sisters in the march/ of </text:span><text:span text:style-name="T5">freedom</text:span><text:span text:style-name="T6"> liberty, and she shall be given prominence under/ the leadership of a scion of the Davidian stock./ <text:s/>Speed that even O Compassionate Father! <text:s/>For, what/ to our short-sighted understanding, seems beyond the/ range of possibilities, Thou canst swiftly draw nigh/ to our vision. <text:s/>Less than a century has sufficed/ Thee to form a royal nation, to strengthen, enlarge beautify and/ enrich her boundaries to a degree baffling all human/ calculations. <text:s/>Yet, eighteen centuries of wrongs unredressed,/ and of persecution bitter and relentless, Thou hast suf-/-fered, O God! to pass over the heads of Thy faithful!/ <text:s/>Even this month, which to us,--the coheirs of a matchless/</text:span></text:p>
      <text:p text:style-name="P6"><text:span text:style-name="T6"/></text:p>
      <text:p text:style-name="P6"><text:span text:style-name="T6">[Page 3]</text:span></text:p>
      <text:p text:style-name="P6"><text:span text:style-name="T6">legacy--, is the reminder of past and present glories, awaking/ in many of our brethren the sad reminiscence of the origin/ of their unabated </text:span><text:span text:style-name="T5">calamities</text:span><text:span text:style-name="T6"> sorrows. <text:s/>For in it the Roman eagle/ whose talons were thrust in our sides, carried the exiles far/ </text:span><text:span text:style-name="T5">beyond</text:span><text:span text:style-name="T6"> away from the</text:span><text:span text:style-name="T5">ir</text:span><text:span text:style-name="T6"> ancestral borders, and delivered them a prey to monsters,/ that tore their flesh, and drank their life-blood./</text:span></text:p>
      <text:p text:style-name="P6"><text:span text:style-name="T6">Almighty God! <text:s/>Thou who hast made America the ensign/ to which </text:span><text:span text:style-name="T5">all</text:span><text:span text:style-name="T6"> tearful eyes look with hope, let the device/ inscribed upon its folds, become the guide of the human race./ <text:s/>We long for a universal festivity like that which is parti-/-cipated in by the millions of the natives of this land, and/ of the strangers. <text:s/>We pray that others may enjoy that/ security which fears no tyrannic molestation, that progress/ which is unchecked by foreign dictation, that thriving/ prosperity which is the effect of honored handicraft./ <text:s/>Grant that </text:span><text:span text:style-name="T5">country</text:span><text:span text:style-name="T6"> the favored republic whose birth-day is now jubilantly observed,/ be the harbinger of the world's deliverance; and as she/ has proved a shield to the oppressed, so may she be/ the fosterer of Judah's greatness. <text:s/>Then will be verified/ Thy declaration </text:span><text:span text:style-name="T5">of</text:span><text:span text:style-name="T6"> to Jeremiah rehearsed this Sabbath "Thus saith the Lord, I remember/ unto thee the kindness of thy youth, the love of thy espousals,/ thy going after me in the wilderness, through a land/</text:span></text:p>
      <text:p text:style-name="P6"><text:span text:style-name="T6"/></text:p>
      <text:p text:style-name="P6"><text:span text:style-name="T6">[Page 4]</text:span></text:p>
      <text:p text:style-name="P6"><text:span text:style-name="T6">that was not sown. <text:s/>Israel is holiness unto the Lord,/ the first fruits of his increase, all that devour him/ shall offend, evil shall come upon them, saith the Lord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3T13:13:46.41</meta:creation-date>
    <dc:date>2012-10-03T13:34:25.03</dc:date>
    <dc:creator>Penn Libraries</dc:creator>
    <meta:editing-duration>PT00H01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827" meta:character-count="5309"/>
  </office:meta>
</office:document-meta>
</file>